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float" office:value="1.016285" calcext:value-type="float">
            <text:p>1.016285</text:p>
          </table:table-cell>
          <table:table-cell office:value-type="float" office:value="0.45431" calcext:value-type="float">
            <text:p>0.45431</text:p>
          </table:table-cell>
          <table:table-cell office:value-type="float" office:value="0.29733" calcext:value-type="float">
            <text:p>0.29733</text:p>
          </table:table-cell>
          <table:table-cell/>
          <table:table-cell office:value-type="float" office:value="0.194775" calcext:value-type="float">
            <text:p>0.194775</text:p>
          </table:table-cell>
          <table:table-cell office:value-type="float" office:value="0.104157" calcext:value-type="float">
            <text:p>0.104157</text:p>
          </table:table-cell>
          <table:table-cell office:value-type="float" office:value="0.052933" calcext:value-type="float">
            <text:p>0.052933</text:p>
          </table:table-cell>
        </table:table-row>
        <table:table-row table:style-name="ro1">
          <table:table-cell table:number-columns-repeated="3"/>
          <table:table-cell office:value-type="float" office:value="1.003943" calcext:value-type="float">
            <text:p>1.003943</text:p>
          </table:table-cell>
          <table:table-cell office:value-type="float" office:value="0.464525" calcext:value-type="float">
            <text:p>0.464525</text:p>
          </table:table-cell>
          <table:table-cell office:value-type="float" office:value="0.310194" calcext:value-type="float">
            <text:p>0.310194</text:p>
          </table:table-cell>
          <table:table-cell/>
          <table:table-cell office:value-type="float" office:value="0.190229" calcext:value-type="float">
            <text:p>0.190229</text:p>
          </table:table-cell>
          <table:table-cell office:value-type="float" office:value="0.100964" calcext:value-type="float">
            <text:p>0.100964</text:p>
          </table:table-cell>
          <table:table-cell office:value-type="float" office:value="0.054677" calcext:value-type="float">
            <text:p>0.054677</text:p>
          </table:table-cell>
        </table:table-row>
        <table:table-row table:style-name="ro1">
          <table:table-cell table:number-columns-repeated="3"/>
          <table:table-cell office:value-type="float" office:value="1.026843" calcext:value-type="float">
            <text:p>1.026843</text:p>
          </table:table-cell>
          <table:table-cell office:value-type="float" office:value="0.464637" calcext:value-type="float">
            <text:p>0.464637</text:p>
          </table:table-cell>
          <table:table-cell office:value-type="float" office:value="0.329657" calcext:value-type="float">
            <text:p>0.329657</text:p>
          </table:table-cell>
          <table:table-cell/>
          <table:table-cell office:value-type="float" office:value="0.194577" calcext:value-type="float">
            <text:p>0.194577</text:p>
          </table:table-cell>
          <table:table-cell office:value-type="float" office:value="0.103208" calcext:value-type="float">
            <text:p>0.103208</text:p>
          </table:table-cell>
          <table:table-cell office:value-type="float" office:value="0.048278" calcext:value-type="float">
            <text:p>0.048278</text:p>
          </table:table-cell>
        </table:table-row>
        <table:table-row table:style-name="ro1">
          <table:table-cell table:number-columns-repeated="3"/>
          <table:table-cell table:formula="of:=AVERAGE([.D5:.D7])" office:value-type="float" office:value="1.01569033333333" calcext:value-type="float">
            <text:p>1.01569033333333</text:p>
          </table:table-cell>
          <table:table-cell table:formula="of:=AVERAGE([.E5:.E7])" office:value-type="float" office:value="0.461157333333333" calcext:value-type="float">
            <text:p>0.461157333333333</text:p>
          </table:table-cell>
          <table:table-cell table:formula="of:=AVERAGE([.F5:.F7])" office:value-type="float" office:value="0.312393666666667" calcext:value-type="float">
            <text:p>0.312393666666667</text:p>
          </table:table-cell>
          <table:table-cell/>
          <table:table-cell table:formula="of:=AVERAGE([.H5:.H7])" office:value-type="float" office:value="0.193193666666667" calcext:value-type="float">
            <text:p>0.193193666666667</text:p>
          </table:table-cell>
          <table:table-cell table:formula="of:=AVERAGE([.I5:.I7])" office:value-type="float" office:value="0.102776333333333" calcext:value-type="float">
            <text:p>0.102776333333333</text:p>
          </table:table-cell>
          <table:table-cell table:formula="of:=AVERAGE([.J5:.J7])" office:value-type="float" office:value="0.0519626666666667" calcext:value-type="float">
            <text:p>0.051962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09:47:49.546348665</meta:creation-date>
    <dc:date>2025-01-13T10:08:53.294671512</dc:date>
    <meta:editing-duration>PT10M32S</meta:editing-duration>
    <meta:editing-cycles>2</meta:editing-cycles>
    <meta:generator>LibreOffice/7.3.7.2$Linux_X86_64 LibreOffice_project/30$Build-2</meta:generator>
    <meta:document-statistic meta:table-count="1" meta:cell-count="24" meta:object-count="0"/>
  </office:meta>
</office:document-meta>
</file>